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Times" svg:font-family="Times"/>
  </office:font-face-decls>
  <office:automatic-styles>
    <style:style style:name="P1" style:family="paragraph" style:parent-style-name="Standard">
      <style:paragraph-properties fo:margin-bottom="0.1667in" style:line-height-at-least="0.2500in"/>
      <style:text-properties style:font-name="Helvetica" fo:font-size="16.0pt" fo:color="#000000"/>
    </style:style>
    <style:style style:name="P2" style:family="paragraph" style:parent-style-name="Standard">
      <style:paragraph-properties fo:margin-bottom="0.1667in" style:line-height-at-least="0.2500in"/>
      <style:text-properties style:font-name="Times" fo:font-size="12.0pt" fo:color="#000000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Please see my jupyter notebook here: </text:span></text:p>
      <text:p text:style-name="P1"><text:a xlink:type="simple" xlink:href="http://nbviewer.jupyter.org/github/nguyentu1602/et_submissions/blob/master/milestone2/notebook/Intermediate%20Milestone%202.ipynb"><text:span text:style-name="T1">http://nbviewer.jupyter.org/github/nguyentu1602/et_submissions/blob/master/milestone2/notebook/Intermediate%20Milestone%202.ipynb</text:span></text:a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4</meta:generator>
  </office:meta>
</office:document-meta>
</file>